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41083" style:font-weight-asian="normal" style:font-weight-complex="normal"/>
    </style:style>
    <style:style style:name="P4" style:family="paragraph" style:parent-style-name="Text_20_body">
      <style:text-properties officeooo:rsid="045625a5"/>
    </style:style>
    <style:style style:name="P5" style:family="paragraph" style:parent-style-name="Text_20_body" style:list-style-name="L1">
      <style:text-properties officeooo:rsid="045625a5"/>
    </style:style>
    <style:style style:name="P6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P7" style:family="paragraph" style:parent-style-name="Heading_20_2">
      <style:text-properties officeooo:paragraph-rsid="04255d0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41083" style:font-weight-asian="normal" style:font-weight-complex="normal"/>
    </style:style>
    <style:style style:name="T5" style:family="text">
      <style:text-properties fo:font-weight="normal" officeooo:rsid="045625a5" style:font-weight-asian="normal" style:font-weight-complex="normal"/>
    </style:style>
    <style:style style:name="T6" style:family="text">
      <style:text-properties officeooo:rsid="04568c5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שאלות למבחן</text:h>
      <text:p text:style-name="P7"><text:span text:style-name="T2">1</text:span><text:span text:style-name="T1">. </text:span><text:span text:style-name="T3">זיהוי תקלות</text:span><text:span text:style-name="T4"> - </text:span><text:span text:style-name="T5">בנאים</text:span></text:p>
      <text:list xml:id="list891753011032234799" text:style-name="L1">
        <text:list-item>
          <text:p text:style-name="P5">נתונה מחלקה א [עם בנאי עם פרמטרים] ומחלקה ב שיורשת את א. במחלקה ב מתקבלת שגיאת קימפול. מדוע?<text:span text:style-name="T6"> [כי אין בנאי בלי פרמטרים]. <text:s text:c="2"/>איך לפתור את הבעיה? [להוסיף בנאי בלי פרמטרים, או להשתמש ברשימת איתחול]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1T12:10:35.628276243</dc:date>
    <meta:editing-duration>P7DT23H12M41S</meta:editing-duration>
    <meta:editing-cycles>1017</meta:editing-cycles>
    <meta:document-statistic meta:table-count="0" meta:image-count="0" meta:object-count="0" meta:page-count="1" meta:paragraph-count="5" meta:word-count="50" meta:character-count="249" meta:non-whitespace-character-count="203"/>
  </office:meta>
</office:document-meta>
</file>